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1.967cm" fo:min-width="1.609cm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9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64cm"/>
    </style:style>
    <style:style style:name="gr5" style:family="graphic" style:parent-style-name="objectwithoutfill">
      <style:graphic-properties svg:stroke-width="0.203cm" svg:stroke-color="#ff0000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24cm" svg:y1="22.717cm" svg:x2="12.303cm" svg:y2="22.717cm">
          <text:p/>
        </draw:line>
        <draw:line draw:style-name="gr1" draw:text-style-name="P1" draw:layer="layout" svg:x1="2.524cm" svg:y1="22.717cm" svg:x2="2.651cm" svg:y2="10.525cm">
          <text:p/>
        </draw:line>
        <draw:custom-shape draw:style-name="gr2" draw:text-style-name="P2" draw:layer="layout" svg:width="3.765cm" svg:height="3.957cm" draw:transform="rotate (-1.45543006323807) translate (8.384cm 13.26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draw:layer="layout" svg:x1="4.763cm" svg:y1="15.579cm" svg:x2="11.008cm" svg:y2="14.864cm">
          <text:p/>
        </draw:line>
        <draw:frame draw:style-name="gr3" draw:text-style-name="P3" draw:layer="layout" svg:width="1.294cm" svg:height="0.962cm" svg:x="12.303cm" svg:y="22.209cm">
          <draw:text-box>
            <text:p>+X</text:p>
          </draw:text-box>
        </draw:frame>
        <draw:frame draw:style-name="gr4" draw:text-style-name="P3" draw:layer="layout" svg:width="1.264cm" svg:height="0.962cm" svg:x="2.016cm" svg:y="9.636cm">
          <draw:text-box>
            <text:p>+Z</text:p>
          </draw:text-box>
        </draw:frame>
        <draw:line draw:style-name="gr5" draw:text-style-name="P1" draw:layer="layout" svg:x1="2.549cm" svg:y1="22.742cm" svg:x2="2.549cm" svg:y2="19.9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ay Meiri</meta:initial-creator>
    <meta:creation-date>2016-03-11T14:36:03.443407200</meta:creation-date>
    <dc:date>2016-03-25T18:10:25.825679588</dc:date>
    <dc:creator>Etay Meiri</dc:creator>
    <meta:editing-duration>PT3H36M12S</meta:editing-duration>
    <meta:editing-cycles>7</meta:editing-cycles>
    <meta:generator>LibreOffice/4.4.7.2$Linux_X86_64 LibreOffice_project/40$Build-2</meta:generator>
    <meta:document-statistic meta:object-count="7"/>
  </office:meta>
</office:document-meta>
</file>